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Result">
      <style:table-cell-properties fo:background-color="#5983b0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7" style:family="table-cell" style:parent-style-name="Good" style:data-style-name="N10119">
      <style:table-cell-properties fo:border="0.74pt solid #000000" style:vertical-align="middle"/>
    </style:style>
    <style:style style:name="ce8" style:family="table-cell" style:parent-style-name="Default" style:data-style-name="N10119">
      <style:table-cell-properties fo:border="0.74pt solid #000000"/>
    </style:style>
    <style:style style:name="ce9" style:family="table-cell" style:parent-style-name="Default" style:data-style-name="N10119">
      <style:table-cell-properties fo:wrap-option="no-wrap" fo:border="0.74pt solid #000000"/>
    </style:style>
    <style:style style:name="ce10" style:family="table-cell" style:parent-style-name="Default" style:data-style-name="N10119">
      <style:table-cell-properties fo:background-color="#ff0000" fo:border="0.74pt solid #000000"/>
    </style:style>
    <style:style style:name="ce1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Valor</text:p>
          </table:table-cell>
          <table:table-cell table:style-name="ce1" table:number-columns-repeated="16382"/>
        </table:table-row>
        <table:table-row table:style-name="ro2">
          <table:table-cell table:style-name="ce3" office:value-type="string" calcext:value-type="string">
            <text:p>goiaba</text:p>
          </table:table-cell>
          <table:table-cell table:style-name="ce7" office:value-type="currency" office:currency="BRL" office:value="5.5" calcext:value-type="currency">
            <text:p>R$ 5.50</text:p>
          </table:table-cell>
          <table:table-cell table:number-columns-repeated="2"/>
          <table:table-cell table:style-name="Result"/>
          <table:table-cell table:number-columns-repeated="16379"/>
        </table:table-row>
        <table:table-row table:style-name="ro1">
          <table:table-cell table:style-name="ce2" office:value-type="string" calcext:value-type="string">
            <text:p>Manga</text:p>
          </table:table-cell>
          <table:table-cell table:style-name="ce8" office:value-type="currency" office:currency="BRL" office:value="7" calcext:value-type="currency">
            <text:p>R$ 7.00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Melao</text:p>
          </table:table-cell>
          <table:table-cell table:style-name="ce9" office:value-type="currency" office:currency="BRL" office:value="3.85" calcext:value-type="currency">
            <text:p>R$ 3.85</text:p>
          </table:table-cell>
          <table:table-cell table:style-name="ce11" table:number-columns-repeated="1638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0" table:formula="of:=SUM([.B3:.B5])" office:value-type="currency" office:currency="BRL" office:value="16.35" calcext:value-type="currency">
            <text:p>R$ 16.35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B4:Planilha1.B4">
            <calcext:condition calcext:apply-style-name="Warning" calcext:value="&gt;5" calcext:base-cell-address="Planilha1.B4"/>
          </calcext:conditional-format>
          <calcext:conditional-format calcext:target-range-address="Planilha1.B5:Planilha1.B5">
            <calcext:condition calcext:apply-style-name="Warning" calcext:value="&gt;5" calcext:base-cell-address="Planilha1.B5"/>
          </calcext:conditional-format>
          <calcext:conditional-format calcext:target-range-address="Planilha1.B6:Planilha1.B6">
            <calcext:condition calcext:apply-style-name="Warning" calcext:value="&gt;5" calcext:base-cell-address="Planilha1.B6"/>
          </calcext:conditional-format>
          <calcext:conditional-format calcext:target-range-address="Planilha1.B3:Planilha1.B3">
            <calcext:condition calcext:apply-style-name="Warning" calcext:value="&gt;5" calcext:base-cell-address="Planilha1.B3"/>
          </calcext:conditional-format>
        </calcext:conditional-formats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2:Planilha1.B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B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B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9P0" style:volatile="true" number:language="en" number:country="BZ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19" number:language="en" number:country="BZ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05:49:40.909778400</meta:creation-date>
    <dc:date>2025-05-06T06:17:49.232534600</dc:date>
    <meta:editing-duration>PT2M33S</meta:editing-duration>
    <meta:editing-cycles>1</meta:editing-cycles>
    <meta:document-statistic meta:table-count="2" meta:cell-count="10" meta:object-count="0"/>
    <meta:generator>LibreOffice/25.2.0.3$Windows_X86_64 LibreOffice_project/e1cf4a87eb02d755bce1a01209907ea5ddc8f069</meta:generator>
  </office:meta>
</office:document-meta>
</file>